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24cm" loext:contextual-spacing="false" fo:orphans="2" fo:widows="2" fo:text-indent="0cm" style:auto-text-indent="false"/>
      <style:text-properties fo:font-variant="normal" fo:text-transform="none" fo:color="#333333" style:font-name="Helvetica Neue" fo:font-size="9.55000019073486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0913;4668365;25228</text:p>
      <text:p text:style-name="P1">1009139;41513012;252284</text:p>
      <text:p text:style-name="P1">10091401;413148067;2522850</text:p>
      <text:p text:style-name="P1">100914061;4141077451;25228515</text:p>
      <text:p text:style-name="P1">1009140611;46970016504;252285152</text:p>
      <text:p text:style-name="P1">10091406133;755800618234;2522851533</text:p>
      <text:p text:style-name="P1">100914061337;9589924506878;2522851533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5:30:28.005949696</meta:creation-date>
    <dc:date>2019-05-16T15:30:36.879628540</dc:date>
    <meta:editing-duration>PT10S</meta:editing-duration>
    <meta:editing-cycles>1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7" meta:word-count="7" meta:character-count="203" meta:non-whitespace-character-count="203"/>
  </office:meta>
</office:document-meta>
</file>